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svg:stroke-width="0.049cm" svg:stroke-color="#000000" draw:marker-start-width="0.42cm" draw:marker-end-width="0.42cm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marker-start-width="0.42cm" draw:marker-end-width="0.42cm" draw:fill-color="#ffffff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2cm" draw:marker-end-width="0.42cm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49cm" svg:stroke-color="#000000" draw:marker-start-width="0.42cm" draw:marker-end-width="0.42cm" draw:fill="none" draw:fill-color="#ffffff" fo:min-height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49cm" svg:stroke-color="#000000" draw:marker-start-width="0.42cm" draw:marker-end-width="0.42cm" draw:fill="none" draw:fill-color="#ffffff" fo:min-height="0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draw:marker-start-width="0.42cm" draw:marker-end-width="0.42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49cm" svg:stroke-color="#000000" draw:marker-start-width="0.42cm" draw:marker-end-width="0.42cm" draw:fill="none" draw:fill-color="#ffffff" fo:min-height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49cm" svg:stroke-color="#000000" draw:marker-start-width="0.42cm" draw:marker-end-width="0.42cm" draw:fill="none" draw:fill-color="#ffffff" fo:min-he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49cm" svg:stroke-color="#000000" draw:marker-start-width="0.42cm" draw:marker-end-width="0.42cm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49cm" svg:stroke-color="#000000" draw:marker-start-width="0.42cm" draw:marker-end-width="0.42cm" draw:fill="none" draw:fill-color="#ffffff" fo:min-height="0.3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49cm" svg:stroke-color="#000000" draw:marker-start-width="0.42cm" draw:marker-end-width="0.42cm" draw:fill="none" draw:fill-color="#ffffff" fo:min-height="0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49cm" svg:stroke-color="#000000" draw:marker-start-width="0.42cm" draw:marker-end-width="0.42cm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049cm" svg:stroke-color="#000000" draw:marker-start-width="0.42cm" draw:marker-end-width="0.42cm" draw:fill="none" draw:fill-color="#ffffff" fo:min-height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49cm" svg:stroke-color="#000000" draw:marker-start-width="0.42cm" draw:marker-end-width="0.42cm" draw:fill="none" draw:fill-color="#ffffff" fo:min-height="0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.049cm" svg:stroke-color="#000000" draw:marker-start-width="0.42cm" draw:marker-end-width="0.42cm" draw:fill="none" draw:fill-color="#ffffff" fo:min-height="0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.049cm" svg:stroke-color="#000000" draw:marker-start-width="0.42cm" draw:marker-end-width="0.42cm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.049cm" svg:stroke-color="#000000" draw:marker-start-width="0.42cm" draw:marker-end-width="0.42cm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.049cm" svg:stroke-color="#000000" draw:marker-start-width="0.42cm" draw:marker-end-width="0.42cm" draw:fill="none" draw:fill-color="#ffffff" fo:min-height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.049cm" svg:stroke-color="#000000" draw:marker-start-width="0.42cm" draw:marker-end-width="0.42cm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.049cm" svg:stroke-color="#000000" draw:marker-start-width="0.42cm" draw:marker-end-width="0.42cm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.049cm" svg:stroke-color="#000000" draw:marker-start-width="0.42cm" draw:marker-end-width="0.42cm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width="0.049cm" svg:stroke-color="#000000" draw:marker-start-width="0.42cm" draw:marker-end-width="0.42cm" draw:fill="none" draw:fill-color="#ffffff" fo:min-height="0.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.049cm" svg:stroke-color="#000000" draw:marker-start-width="0.42cm" draw:marker-end-width="0.42cm" draw:fill="none" draw:fill-color="#ffffff" fo:min-height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.049cm" svg:stroke-color="#000000" draw:marker-start-width="0.42cm" draw:marker-end-width="0.42cm" draw:fill="none" draw:fill-color="#ffffff" fo:min-height="0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.049cm" svg:stroke-color="#000000" draw:marker-start-width="0.42cm" draw:marker-end-width="0.42cm" draw:fill="none" draw:fill-color="#ffffff" fo:min-height="0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.049cm" svg:stroke-color="#000000" draw:marker-start-width="0.42cm" draw:marker-end-width="0.42cm" draw:fill="none" draw:fill-color="#ffffff" fo:min-he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.049cm" svg:stroke-color="#000000" draw:marker-start-width="0.42cm" draw:marker-end-width="0.42cm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width="0.049cm" svg:stroke-color="#000000" draw:marker-start-width="0.42cm" draw:marker-end-width="0.42cm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width="0.049cm" svg:stroke-color="#000000" draw:marker-start-width="0.42cm" draw:marker-end-width="0.42cm" draw:fill="none" draw:fill-color="#ffffff" fo:min-height="0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width="0.049cm" svg:stroke-color="#000000" draw:marker-start-width="0.42cm" draw:marker-end-width="0.42cm" draw:fill="none" draw:fill-color="#ffffff" fo:min-height="0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49cm" draw:marker-start-width="0.42cm" draw:marker-end-width="0.42cm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.049cm" svg:stroke-color="#000000" draw:marker-start-width="0.42cm" draw:marker-end-width="0.42cm" draw:fill="none" draw:fill-color="#ffffff" fo:min-height="0.2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width="0.049cm" svg:stroke-color="#000000" draw:marker-start-width="0.42cm" draw:marker-end-width="0.42cm" draw:fill="none" draw:fill-color="#ffffff" fo:min-height="0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width="0.049cm" svg:stroke-color="#000000" draw:marker-start-width="0.42cm" draw:marker-end-width="0.42cm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width="0.049cm" svg:stroke-color="#000000" draw:marker-start-width="0.42cm" draw:marker-end-width="0.42cm" draw:fill="none" draw:fill-color="#ffffff" fo:min-height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width="0.049cm" svg:stroke-color="#000000" draw:marker-start-width="0.42cm" draw:marker-end-width="0.42cm" draw:fill="none" draw:fill-color="#ffffff" fo:min-height="0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width="0.049cm" svg:stroke-color="#000000" draw:marker-start-width="0.42cm" draw:marker-end-width="0.42cm" draw:fill="none" draw:fill-color="#ffffff" fo:min-height="0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width="0.049cm" svg:stroke-color="#000000" draw:marker-start-width="0.42cm" draw:marker-end-width="0.42cm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width="0.049cm" svg:stroke-color="#000000" draw:marker-start-width="0.42cm" draw:marker-end-width="0.42cm" draw:fill="none" draw:fill-color="#ffffff" fo:min-height="0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0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2" svg:width="3.89cm" svg:height="2.805cm" svg:x="3.662cm" svg:y="4.916cm"><text:p text:style-name="P2">Acquirente</text:p></draw:rect><draw:rect text:anchor-type="paragraph" draw:z-index="2" draw:style-name="gr1" draw:text-style-name="P2" svg:width="3.652cm" svg:height="2.805cm" svg:x="15.859cm" svg:y="4.837cm"><text:p text:style-name="P2">Venditore</text:p></draw:rect><draw:line text:anchor-type="paragraph" draw:z-index="3" draw:style-name="gr3" draw:text-style-name="P2" svg:x1="13.083cm" svg:y1="10.738cm" svg:x2="15.066cm" svg:y2="10.674cm"><text:p/></draw:line><draw:ellipse text:anchor-type="paragraph" draw:z-index="5" draw:style-name="gr4" draw:text-style-name="P2" svg:width="0.218cm" svg:height="0.204cm" svg:x="2.383cm" svg:y="4.81cm"><text:p/></draw:ellipse><draw:frame text:anchor-type="paragraph" draw:z-index="6" draw:style-name="gr5" draw:text-style-name="P3" svg:width="1.094cm" svg:height="0.408cm" svg:x="1.485cm" svg:y="4.704cm"><draw:text-box><text:p><text:span text:style-name="T1">nome</text:span></text:p></draw:text-box></draw:frame><draw:line text:anchor-type="paragraph" draw:z-index="4" draw:style-name="gr3" draw:text-style-name="P2" svg:x1="3.661cm" svg:y1="4.916cm" svg:x2="2.603cm" svg:y2="4.916cm"><text:p/></draw:line><draw:ellipse text:anchor-type="paragraph" draw:z-index="8" draw:style-name="gr4" draw:text-style-name="P2" svg:width="0.218cm" svg:height="0.204cm" svg:x="2.339cm" svg:y="5.182cm"><text:p/></draw:ellipse><draw:line text:anchor-type="paragraph" draw:z-index="7" draw:style-name="gr3" draw:text-style-name="P2" svg:x1="3.662cm" svg:y1="5.314cm" svg:x2="2.556cm" svg:y2="5.305cm"><text:p/></draw:line><draw:frame text:anchor-type="paragraph" draw:z-index="9" draw:style-name="gr6" draw:text-style-name="P3" svg:width="1.624cm" svg:height="0.408cm" svg:x="0.956cm" svg:y="5.069cm"><draw:text-box><text:p><text:span text:style-name="T1">cognome</text:span></text:p></draw:text-box></draw:frame><draw:ellipse text:anchor-type="paragraph" draw:z-index="10" draw:style-name="gr4" draw:text-style-name="P2" svg:width="0.218cm" svg:height="0.204cm" svg:x="2.379cm" svg:y="7.405cm"><text:p/></draw:ellipse><draw:line text:anchor-type="paragraph" draw:z-index="11" draw:style-name="gr3" draw:text-style-name="P2" svg:x1="2.607cm" svg:y1="7.527cm" svg:x2="3.662cm" svg:y2="7.527cm"><text:p/></draw:line><draw:ellipse text:anchor-type="paragraph" draw:z-index="12" draw:style-name="gr7" draw:text-style-name="P2" svg:width="0.218cm" svg:height="0.204cm" svg:x="2.342cm" svg:y="6.927cm"><text:p/></draw:ellipse><draw:line text:anchor-type="paragraph" draw:z-index="13" draw:style-name="gr3" draw:text-style-name="P2" svg:x1="2.559cm" svg:y1="7.023cm" svg:x2="3.661cm" svg:y2="7.028cm"><text:p/></draw:line><draw:ellipse text:anchor-type="paragraph" draw:z-index="14" draw:style-name="gr4" draw:text-style-name="P2" svg:width="0.188cm" svg:height="0.168cm" svg:x="2.341cm" svg:y="6.422cm"><text:p/></draw:ellipse><draw:line text:anchor-type="paragraph" draw:z-index="15" draw:style-name="gr3" draw:text-style-name="P2" svg:x1="2.528cm" svg:y1="6.52cm" svg:x2="3.662cm" svg:y2="6.516cm"><text:p/></draw:line><draw:ellipse text:anchor-type="paragraph" draw:z-index="16" draw:style-name="gr4" draw:text-style-name="P2" svg:width="0.218cm" svg:height="0.204cm" svg:x="2.311cm" svg:y="5.934cm"><text:p/></draw:ellipse><draw:line text:anchor-type="paragraph" draw:z-index="17" draw:style-name="gr3" draw:text-style-name="P2" svg:x1="2.528cm" svg:y1="6.029cm" svg:x2="3.662cm" svg:y2="6.029cm"><text:p/></draw:line><draw:ellipse text:anchor-type="paragraph" draw:z-index="18" draw:style-name="gr4" draw:text-style-name="P2" svg:width="0.218cm" svg:height="0.204cm" svg:x="2.321cm" svg:y="5.599cm"><text:p/></draw:ellipse><draw:line text:anchor-type="paragraph" draw:z-index="19" draw:style-name="gr3" draw:text-style-name="P2" svg:x1="2.538cm" svg:y1="5.717cm" svg:x2="3.662cm" svg:y2="5.717cm"><text:p/></draw:line><draw:frame text:anchor-type="paragraph" draw:z-index="20" draw:style-name="gr8" draw:text-style-name="P3" svg:width="1.371cm" svg:height="0.408cm" svg:x="1.304cm" svg:y="5.479cm"><draw:text-box><text:p><text:span text:style-name="T1">e-mail</text:span></text:p></draw:text-box></draw:frame><draw:frame text:anchor-type="paragraph" draw:z-index="21" draw:style-name="gr9" draw:text-style-name="P3" svg:width="2.117cm" svg:height="0.408cm" svg:x="0.155cm" svg:y="5.838cm"><draw:text-box><text:p><text:span text:style-name="T1">ind_abitazione</text:span></text:p></draw:text-box></draw:frame><draw:frame text:anchor-type="paragraph" draw:z-index="22" draw:style-name="gr10" draw:text-style-name="P3" svg:width="2.405cm" svg:height="0.408cm" svg:x="-0.095cm" svg:y="6.246cm"><draw:text-box><text:p><text:span text:style-name="T1">ind_fatturazione</text:span></text:p></draw:text-box></draw:frame><draw:frame text:anchor-type="paragraph" draw:z-index="23" draw:style-name="gr11" draw:text-style-name="P3" svg:width="2.017cm" svg:height="0.408cm" svg:x="0.261cm" svg:y="6.745cm"><draw:text-box><text:p><text:span text:style-name="T1">tel_abitazione</text:span></text:p></draw:text-box></draw:frame><draw:frame text:anchor-type="paragraph" draw:z-index="24" draw:style-name="gr12" draw:text-style-name="P3" svg:width="1.758cm" svg:height="0.408cm" svg:x="0.483cm" svg:y="7.228cm"><draw:text-box><text:p><text:span text:style-name="T1">tel_cellulare</text:span></text:p></draw:text-box></draw:frame><draw:ellipse text:anchor-type="paragraph" draw:z-index="25" draw:style-name="gr4" draw:text-style-name="P2" svg:width="0.218cm" svg:height="0.204cm" svg:x="20.565cm" svg:y="5.87cm"><text:p/></draw:ellipse><draw:line text:anchor-type="paragraph" draw:z-index="26" draw:style-name="gr3" draw:text-style-name="P2" svg:x1="19.51cm" svg:y1="6.321cm" svg:x2="20.565cm" svg:y2="6.321cm"><text:p/></draw:line><draw:ellipse text:anchor-type="paragraph" draw:z-index="27" draw:style-name="gr4" draw:text-style-name="P2" svg:width="0.218cm" svg:height="0.204cm" svg:x="20.565cm" svg:y="5.14cm"><text:p/></draw:ellipse><draw:line text:anchor-type="paragraph" draw:z-index="28" draw:style-name="gr3" draw:text-style-name="P2" svg:x1="19.51cm" svg:y1="5.23cm" svg:x2="20.565cm" svg:y2="5.23cm"><text:p/></draw:line><draw:ellipse text:anchor-type="paragraph" draw:z-index="29" draw:style-name="gr4" draw:text-style-name="P2" svg:width="0.218cm" svg:height="0.204cm" svg:x="20.565cm" svg:y="5.526cm"><text:p/></draw:ellipse><draw:line text:anchor-type="paragraph" draw:z-index="30" draw:style-name="gr3" draw:text-style-name="P2" svg:x1="19.51cm" svg:y1="5.977cm" svg:x2="20.565cm" svg:y2="5.977cm"><text:p/></draw:line><draw:ellipse text:anchor-type="paragraph" draw:z-index="31" draw:style-name="gr4" draw:text-style-name="P2" svg:width="0.218cm" svg:height="0.204cm" svg:x="20.565cm" svg:y="5.87cm"><text:p/></draw:ellipse><draw:line text:anchor-type="paragraph" draw:z-index="32" draw:style-name="gr3" draw:text-style-name="P2" svg:x1="19.51cm" svg:y1="6.321cm" svg:x2="20.565cm" svg:y2="6.321cm"><text:p/></draw:line><draw:ellipse text:anchor-type="paragraph" draw:z-index="33" draw:style-name="gr4" draw:text-style-name="P2" svg:width="0.218cm" svg:height="0.204cm" svg:x="20.565cm" svg:y="5.87cm"><text:p/></draw:ellipse><draw:line text:anchor-type="paragraph" draw:z-index="34" draw:style-name="gr3" draw:text-style-name="P2" svg:x1="19.51cm" svg:y1="6.321cm" svg:x2="20.565cm" svg:y2="6.321cm"><text:p/></draw:line><draw:ellipse text:anchor-type="paragraph" draw:z-index="35" draw:style-name="gr4" draw:text-style-name="P2" svg:width="0.218cm" svg:height="0.204cm" svg:x="20.565cm" svg:y="5.87cm"><text:p/></draw:ellipse><draw:line text:anchor-type="paragraph" draw:z-index="36" draw:style-name="gr3" draw:text-style-name="P2" svg:x1="19.51cm" svg:y1="6.321cm" svg:x2="20.565cm" svg:y2="6.321cm"><text:p/></draw:line><draw:ellipse text:anchor-type="paragraph" draw:z-index="37" draw:style-name="gr4" draw:text-style-name="P2" svg:width="0.218cm" svg:height="0.204cm" svg:x="20.565cm" svg:y="5.87cm"><text:p/></draw:ellipse><draw:line text:anchor-type="paragraph" draw:z-index="38" draw:style-name="gr3" draw:text-style-name="P2" svg:x1="19.51cm" svg:y1="6.321cm" svg:x2="20.565cm" svg:y2="6.321cm"><text:p/></draw:line><draw:ellipse text:anchor-type="paragraph" draw:z-index="39" draw:style-name="gr4" draw:text-style-name="P2" svg:width="0.218cm" svg:height="0.204cm" svg:x="20.565cm" svg:y="5.87cm"><text:p/></draw:ellipse><draw:line text:anchor-type="paragraph" draw:z-index="40" draw:style-name="gr3" draw:text-style-name="P2" svg:x1="19.51cm" svg:y1="6.321cm" svg:x2="20.565cm" svg:y2="6.321cm"><text:p/></draw:line><draw:ellipse text:anchor-type="paragraph" draw:z-index="41" draw:style-name="gr4" draw:text-style-name="P2" svg:width="0.218cm" svg:height="0.204cm" svg:x="20.565cm" svg:y="5.87cm"><text:p/></draw:ellipse><draw:line text:anchor-type="paragraph" draw:z-index="42" draw:style-name="gr3" draw:text-style-name="P2" svg:x1="19.51cm" svg:y1="6.321cm" svg:x2="20.565cm" svg:y2="6.321cm"><text:p/></draw:line><draw:line text:anchor-type="paragraph" draw:z-index="43" draw:style-name="gr3" draw:text-style-name="P2" svg:x1="3.335cm" svg:y1="0.646cm" svg:x2="3.358cm" svg:y2="1.858cm"><text:p/></draw:line><draw:ellipse text:anchor-type="paragraph" draw:z-index="44" draw:style-name="gr7" draw:text-style-name="P2" svg:width="0.218cm" svg:height="0.204cm" svg:x="20.574cm" svg:y="4.798cm"><text:p/></draw:ellipse><draw:line text:anchor-type="paragraph" draw:z-index="45" draw:style-name="gr3" draw:text-style-name="P2" svg:x1="19.51cm" svg:y1="4.897cm" svg:x2="20.565cm" svg:y2="4.897cm"><text:p/></draw:line><draw:ellipse text:anchor-type="paragraph" draw:z-index="46" draw:style-name="gr4" draw:text-style-name="P2" svg:width="0.218cm" svg:height="0.204cm" svg:x="20.565cm" svg:y="6.235cm"><text:p/></draw:ellipse><draw:line text:anchor-type="paragraph" draw:z-index="47" draw:style-name="gr3" draw:text-style-name="P2" svg:x1="19.51cm" svg:y1="6.686cm" svg:x2="20.565cm" svg:y2="6.686cm"><text:p/></draw:line><draw:ellipse text:anchor-type="paragraph" draw:z-index="48" draw:style-name="gr4" draw:text-style-name="P2" svg:width="0.218cm" svg:height="0.204cm" svg:x="20.565cm" svg:y="6.235cm"><text:p/></draw:ellipse><draw:line text:anchor-type="paragraph" draw:z-index="49" draw:style-name="gr3" draw:text-style-name="P2" svg:x1="19.51cm" svg:y1="6.686cm" svg:x2="20.565cm" svg:y2="6.686cm"><text:p/></draw:line><draw:ellipse text:anchor-type="paragraph" draw:z-index="50" draw:style-name="gr4" draw:text-style-name="P2" svg:width="0.218cm" svg:height="0.204cm" svg:x="20.565cm" svg:y="6.235cm"><text:p/></draw:ellipse><draw:line text:anchor-type="paragraph" draw:z-index="51" draw:style-name="gr3" draw:text-style-name="P2" svg:x1="19.51cm" svg:y1="6.686cm" svg:x2="20.565cm" svg:y2="6.686cm"><text:p/></draw:line><draw:ellipse text:anchor-type="paragraph" draw:z-index="52" draw:style-name="gr4" draw:text-style-name="P2" svg:width="0.218cm" svg:height="0.204cm" svg:x="20.565cm" svg:y="6.235cm"><text:p/></draw:ellipse><draw:line text:anchor-type="paragraph" draw:z-index="53" draw:style-name="gr3" draw:text-style-name="P2" svg:x1="19.51cm" svg:y1="6.686cm" svg:x2="20.565cm" svg:y2="6.686cm"><text:p/></draw:line><draw:ellipse text:anchor-type="paragraph" draw:z-index="54" draw:style-name="gr4" draw:text-style-name="P2" svg:width="0.218cm" svg:height="0.204cm" svg:x="20.565cm" svg:y="6.235cm"><text:p/></draw:ellipse><draw:line text:anchor-type="paragraph" draw:z-index="55" draw:style-name="gr3" draw:text-style-name="P2" svg:x1="19.51cm" svg:y1="6.686cm" svg:x2="20.565cm" svg:y2="6.686cm"><text:p/></draw:line><draw:ellipse text:anchor-type="paragraph" draw:z-index="56" draw:style-name="gr4" draw:text-style-name="P2" svg:width="0.218cm" svg:height="0.204cm" svg:x="20.565cm" svg:y="6.235cm"><text:p/></draw:ellipse><draw:line text:anchor-type="paragraph" draw:z-index="57" draw:style-name="gr3" draw:text-style-name="P2" svg:x1="19.51cm" svg:y1="6.686cm" svg:x2="20.565cm" svg:y2="6.686cm"><text:p/></draw:line><draw:ellipse text:anchor-type="paragraph" draw:z-index="58" draw:style-name="gr4" draw:text-style-name="P2" svg:width="0.218cm" svg:height="0.204cm" svg:x="20.565cm" svg:y="6.235cm"><text:p/></draw:ellipse><draw:line text:anchor-type="paragraph" draw:z-index="59" draw:style-name="gr3" draw:text-style-name="P2" svg:x1="19.51cm" svg:y1="6.686cm" svg:x2="20.565cm" svg:y2="6.686cm"><text:p/></draw:line><draw:ellipse text:anchor-type="paragraph" draw:z-index="60" draw:style-name="gr4" draw:text-style-name="P2" svg:width="0.218cm" svg:height="0.204cm" svg:x="20.565cm" svg:y="6.563cm"><text:p/></draw:ellipse><draw:line text:anchor-type="paragraph" draw:z-index="61" draw:style-name="gr3" draw:text-style-name="P2" svg:x1="19.51cm" svg:y1="7.014cm" svg:x2="20.565cm" svg:y2="7.014cm"><text:p/></draw:line><draw:ellipse text:anchor-type="paragraph" draw:z-index="62" draw:style-name="gr4" draw:text-style-name="P2" svg:width="0.218cm" svg:height="0.204cm" svg:x="20.565cm" svg:y="6.563cm"><text:p/></draw:ellipse><draw:line text:anchor-type="paragraph" draw:z-index="63" draw:style-name="gr3" draw:text-style-name="P2" svg:x1="19.51cm" svg:y1="7.014cm" svg:x2="20.565cm" svg:y2="7.014cm"><text:p/></draw:line><draw:ellipse text:anchor-type="paragraph" draw:z-index="64" draw:style-name="gr4" draw:text-style-name="P2" svg:width="0.218cm" svg:height="0.204cm" svg:x="20.565cm" svg:y="6.563cm"><text:p/></draw:ellipse><draw:line text:anchor-type="paragraph" draw:z-index="65" draw:style-name="gr3" draw:text-style-name="P2" svg:x1="19.51cm" svg:y1="7.014cm" svg:x2="20.565cm" svg:y2="7.014cm"><text:p/></draw:line><draw:ellipse text:anchor-type="paragraph" draw:z-index="66" draw:style-name="gr4" draw:text-style-name="P2" svg:width="0.218cm" svg:height="0.204cm" svg:x="20.565cm" svg:y="6.563cm"><text:p/></draw:ellipse><draw:line text:anchor-type="paragraph" draw:z-index="67" draw:style-name="gr3" draw:text-style-name="P2" svg:x1="19.51cm" svg:y1="7.014cm" svg:x2="20.565cm" svg:y2="7.014cm"><text:p/></draw:line><draw:ellipse text:anchor-type="paragraph" draw:z-index="68" draw:style-name="gr4" draw:text-style-name="P2" svg:width="0.218cm" svg:height="0.204cm" svg:x="20.565cm" svg:y="6.563cm"><text:p/></draw:ellipse><draw:line text:anchor-type="paragraph" draw:z-index="69" draw:style-name="gr3" draw:text-style-name="P2" svg:x1="19.51cm" svg:y1="7.014cm" svg:x2="20.565cm" svg:y2="7.014cm"><text:p/></draw:line><draw:ellipse text:anchor-type="paragraph" draw:z-index="70" draw:style-name="gr4" draw:text-style-name="P2" svg:width="0.218cm" svg:height="0.204cm" svg:x="20.565cm" svg:y="6.563cm"><text:p/></draw:ellipse><draw:line text:anchor-type="paragraph" draw:z-index="71" draw:style-name="gr3" draw:text-style-name="P2" svg:x1="19.51cm" svg:y1="7.014cm" svg:x2="20.565cm" svg:y2="7.014cm"><text:p/></draw:line><draw:ellipse text:anchor-type="paragraph" draw:z-index="72" draw:style-name="gr4" draw:text-style-name="P2" svg:width="0.218cm" svg:height="0.204cm" svg:x="20.565cm" svg:y="6.563cm"><text:p/></draw:ellipse><draw:line text:anchor-type="paragraph" draw:z-index="73" draw:style-name="gr3" draw:text-style-name="P2" svg:x1="19.51cm" svg:y1="7.014cm" svg:x2="20.565cm" svg:y2="7.014cm"><text:p/></draw:line><draw:ellipse text:anchor-type="paragraph" draw:z-index="74" draw:style-name="gr4" draw:text-style-name="P2" svg:width="0.218cm" svg:height="0.204cm" svg:x="20.565cm" svg:y="6.881cm"><text:p/></draw:ellipse><draw:line text:anchor-type="paragraph" draw:z-index="75" draw:style-name="gr3" draw:text-style-name="P2" svg:x1="19.51cm" svg:y1="7.331cm" svg:x2="20.565cm" svg:y2="7.331cm"><text:p/></draw:line><draw:line text:anchor-type="paragraph" draw:z-index="76" draw:style-name="gr3" draw:text-style-name="P2" svg:x1="19.51cm" svg:y1="7.331cm" svg:x2="20.565cm" svg:y2="7.331cm"><text:p/></draw:line><draw:line text:anchor-type="paragraph" draw:z-index="77" draw:style-name="gr3" draw:text-style-name="P2" svg:x1="19.51cm" svg:y1="7.331cm" svg:x2="20.565cm" svg:y2="7.331cm"><text:p/></draw:line><draw:line text:anchor-type="paragraph" draw:z-index="78" draw:style-name="gr3" draw:text-style-name="P2" svg:x1="19.51cm" svg:y1="7.331cm" svg:x2="20.565cm" svg:y2="7.331cm"><text:p/></draw:line><draw:line text:anchor-type="paragraph" draw:z-index="79" draw:style-name="gr3" draw:text-style-name="P2" svg:x1="19.51cm" svg:y1="7.331cm" svg:x2="20.565cm" svg:y2="7.331cm"><text:p/></draw:line><draw:line text:anchor-type="paragraph" draw:z-index="80" draw:style-name="gr3" draw:text-style-name="P2" svg:x1="19.51cm" svg:y1="7.331cm" svg:x2="20.565cm" svg:y2="7.331cm"><text:p/></draw:line><draw:line text:anchor-type="paragraph" draw:z-index="81" draw:style-name="gr3" draw:text-style-name="P2" svg:x1="19.51cm" svg:y1="7.331cm" svg:x2="20.565cm" svg:y2="7.331cm"><text:p/></draw:line><draw:ellipse text:anchor-type="paragraph" draw:z-index="82" draw:style-name="gr4" draw:text-style-name="P2" svg:width="0.218cm" svg:height="0.204cm" svg:x="20.565cm" svg:y="7.237cm"><text:p/></draw:ellipse><draw:line text:anchor-type="paragraph" draw:z-index="83" draw:style-name="gr3" draw:text-style-name="P2" svg:x1="19.51cm" svg:y1="5.631cm" svg:x2="20.565cm" svg:y2="5.631cm"><text:p/></draw:line><draw:frame text:anchor-type="paragraph" draw:z-index="84" draw:style-name="gr13" draw:text-style-name="P3" svg:width="2.049cm" svg:height="0.435cm" svg:x="20.951cm" svg:y="4.588cm"><draw:text-box><text:p><text:span text:style-name="T1">partita_IVA</text:span></text:p></draw:text-box></draw:frame><draw:frame text:anchor-type="paragraph" draw:z-index="85" draw:style-name="gr14" draw:text-style-name="P3" svg:width="2.705cm" svg:height="0.408cm" svg:x="20.951cm" svg:y="4.937cm"><draw:text-box><text:p><text:span text:style-name="T1">ragione_sociale</text:span></text:p></draw:text-box></draw:frame><draw:frame text:anchor-type="paragraph" draw:z-index="86" draw:style-name="gr15" draw:text-style-name="P3" svg:width="1.25cm" svg:height="0.408cm" svg:x="20.983cm" svg:y="5.345cm"><draw:text-box><text:p><text:span text:style-name="T1">e_mail</text:span></text:p></draw:text-box></draw:frame><draw:frame text:anchor-type="paragraph" draw:z-index="87" draw:style-name="gr16" draw:text-style-name="P3" svg:width="2.07cm" svg:height="0.408cm" svg:x="20.983cm" svg:y="5.71cm"><draw:text-box><text:p><text:span text:style-name="T1">ind_azienda</text:span></text:p></draw:text-box></draw:frame><draw:frame text:anchor-type="paragraph" draw:z-index="88" draw:style-name="gr17" draw:text-style-name="P3" svg:width="2.059cm" svg:height="0.503cm" svg:x="20.983cm" svg:y="6.043cm"><draw:text-box><text:p><text:span text:style-name="T1">url_azienda</text:span></text:p></draw:text-box></draw:frame><draw:frame text:anchor-type="paragraph" draw:z-index="89" draw:style-name="gr18" draw:text-style-name="P3" svg:width="2.07cm" svg:height="0.535cm" svg:x="20.983cm" svg:y="6.355cm"><draw:text-box><text:p><text:span text:style-name="T1">tel_azienda</text:span></text:p></draw:text-box></draw:frame><draw:frame text:anchor-type="paragraph" draw:z-index="90" draw:style-name="gr19" draw:text-style-name="P3" svg:width="2.583cm" svg:height="0.408cm" svg:x="20.92cm" svg:y="7.049cm"><draw:text-box><text:p><text:span text:style-name="T1">tel_cell_aziendale</text:span></text:p></draw:text-box></draw:frame><draw:frame text:anchor-type="paragraph" draw:z-index="91" draw:style-name="gr20" draw:text-style-name="P3" svg:width="1.546cm" svg:height="0.493cm" svg:x="20.92cm" svg:y="6.689cm"><draw:text-box><text:p><text:span text:style-name="T1">contratto</text:span></text:p></draw:text-box></draw:frame><draw:rect text:anchor-type="paragraph" draw:z-index="92" draw:style-name="gr1" draw:text-style-name="P2" svg:width="2.289cm" svg:height="0.874cm" svg:x="3.217cm" svg:y="1.857cm"><text:p text:style-name="P2">Messaggio</text:p></draw:rect><draw:rect text:anchor-type="paragraph" draw:z-index="93" draw:style-name="gr1" draw:text-style-name="P2" svg:width="2.618cm" svg:height="0.996cm" svg:x="6.65cm" svg:y="13.854cm"><text:p text:style-name="P2">Centro raccolta</text:p></draw:rect><draw:rect text:anchor-type="paragraph" draw:z-index="94" draw:style-name="gr1" draw:text-style-name="P2" svg:width="3.352cm" svg:height="0.874cm" svg:x="9.731cm" svg:y="10.313cm"><text:p text:style-name="P2">Gruppo di acquisto</text:p></draw:rect><draw:custom-shape text:anchor-type="paragraph" draw:z-index="95" draw:style-name="gr2" draw:text-style-name="P2" svg:width="3.467cm" svg:height="1.504cm" svg:x="5.055cm" svg:y="9.943cm"><text:p text:style-name="P2">Partecip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6" draw:style-name="gr2" draw:text-style-name="P2" svg:width="2.779cm" svg:height="1.848cm" svg:x="2.401cm" svg:y="13.298cm"><text:p text:style-name="P2">Ritir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7" draw:style-name="gr2" draw:text-style-name="P2" svg:width="2.885cm" svg:height="1.715cm" svg:x="6.757cm" svg:y="1.45cm"><text:p text:style-name="P2">Invi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8" draw:style-name="gr3" draw:text-style-name="P2" svg:x1="5.179cm" svg:y1="14.242cm" svg:x2="6.65cm" svg:y2="14.242cm"><text:p/></draw:line><draw:custom-shape text:anchor-type="paragraph" draw:z-index="99" draw:style-name="gr2" draw:text-style-name="P2" svg:width="3.467cm" svg:height="1.265cm" svg:x="20.886cm" svg:y="13.864cm"><text:p text:style-name="P2">Spedisc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0" draw:style-name="gr2" draw:text-style-name="P2" svg:width="2.885cm" svg:height="1.715cm" svg:x="-0.783cm" svg:y="1.503cm"><text:p text:style-name="P2">Ricev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1" draw:style-name="gr3" draw:text-style-name="P2" svg:x1="0.698cm" svg:y1="3.218cm" svg:x2="3.949cm" svg:y2="4.917cm"><text:p/></draw:line><draw:line text:anchor-type="paragraph" draw:z-index="102" draw:style-name="gr3" draw:text-style-name="P2" svg:x1="6.811cm" svg:y1="9.944cm" svg:x2="6.659cm" svg:y2="7.721cm"><text:p/></draw:line><draw:line text:anchor-type="paragraph" draw:z-index="103" draw:style-name="gr3" draw:text-style-name="P2" svg:x1="8.521cm" svg:y1="10.647cm" svg:x2="9.731cm" svg:y2="10.647cm"><text:p/></draw:line><draw:line text:anchor-type="paragraph" draw:z-index="104" draw:style-name="gr3" draw:text-style-name="P2" svg:x1="9.267cm" svg:y1="14.556cm" svg:x2="20.912cm" svg:y2="14.484cm"><text:p/></draw:line><draw:line text:anchor-type="paragraph" draw:z-index="105" draw:style-name="gr3" draw:text-style-name="P2" svg:x1="3.794cm" svg:y1="7.721cm" svg:x2="3.794cm" svg:y2="13.298cm"><text:p/></draw:line><draw:line text:anchor-type="paragraph" draw:z-index="106" draw:style-name="gr3" draw:text-style-name="P2" svg:x1="8.134cm" svg:y1="3.165cm" svg:x2="6.599cm" svg:y2="4.917cm"><text:p/></draw:line><draw:line text:anchor-type="paragraph" draw:z-index="107" draw:style-name="gr3" draw:text-style-name="P2" svg:x1="5.505cm" svg:y1="2.336cm" svg:x2="6.757cm" svg:y2="2.336cm"><text:p/></draw:line><draw:line text:anchor-type="paragraph" draw:z-index="108" draw:style-name="gr3" draw:text-style-name="P2" svg:x1="2.101cm" svg:y1="2.335cm" svg:x2="3.218cm" svg:y2="2.271cm"><text:p/></draw:line><draw:ellipse text:anchor-type="paragraph" draw:z-index="109" draw:style-name="gr7" draw:text-style-name="P2" svg:width="0.218cm" svg:height="0.204cm" svg:x="3.217cm" svg:y="0.436cm"><text:p/></draw:ellipse><draw:line text:anchor-type="paragraph" draw:z-index="110" draw:style-name="gr3" draw:text-style-name="P2" svg:x1="8.12cm" svg:y1="14.849cm" svg:x2="8.129cm" svg:y2="16.094cm"><text:p/></draw:line><draw:line text:anchor-type="paragraph" draw:z-index="111" draw:style-name="gr3" draw:text-style-name="P2" svg:x1="8.253cm" svg:y1="13.811cm" svg:x2="8.253cm" svg:y2="13.137cm"><text:p/></draw:line><draw:frame text:anchor-type="paragraph" draw:z-index="113" draw:style-name="gr21" draw:text-style-name="P3" svg:width="1.341cm" svg:height="0.408cm" svg:x="8.123cm" svg:y="12.525cm"><draw:text-box><text:p><text:span text:style-name="T1">indirizzo</text:span></text:p></draw:text-box></draw:frame><draw:frame text:anchor-type="paragraph" draw:z-index="114" draw:style-name="gr22" svg:width="2.162cm" svg:height="0.512cm" svg:x="0.99cm" svg:y="0.219cm"><draw:text-box><text:p>destinatario</text:p></draw:text-box></draw:frame><draw:line text:anchor-type="paragraph" draw:z-index="115" draw:style-name="gr3" draw:text-style-name="P2" svg:x1="3.723cm" svg:y1="0.646cm" svg:x2="3.746cm" svg:y2="1.858cm"><text:p/></draw:line><draw:ellipse text:anchor-type="paragraph" draw:z-index="116" draw:style-name="gr4" draw:text-style-name="P2" svg:width="0.218cm" svg:height="0.204cm" svg:x="3.605cm" svg:y="0.436cm"><text:p/></draw:ellipse><draw:frame text:anchor-type="paragraph" draw:z-index="117" draw:style-name="gr23" svg:width="1.694cm" svg:height="0.489cm" svg:x="3.526cm" svg:y="-0.152cm"><draw:text-box><text:p>oggetto</text:p></draw:text-box></draw:frame><draw:line text:anchor-type="paragraph" draw:z-index="118" draw:style-name="gr3" draw:text-style-name="P2" svg:x1="4.544cm" svg:y1="2.731cm" svg:x2="4.567cm" svg:y2="3.641cm"><text:p/></draw:line><draw:ellipse text:anchor-type="paragraph" draw:z-index="119" draw:style-name="gr4" draw:text-style-name="P2" svg:width="0.218cm" svg:height="0.204cm" svg:x="4.47cm" svg:y="3.646cm"><text:p/></draw:ellipse><draw:frame text:anchor-type="paragraph" draw:z-index="120" draw:style-name="gr24" draw:text-style-name="P3" svg:width="1.103cm" svg:height="0.408cm" svg:x="4.082cm" svg:y="3.861cm"><draw:text-box><text:p><text:span text:style-name="T1">testo</text:span></text:p></draw:text-box></draw:frame><draw:line text:anchor-type="paragraph" draw:z-index="121" draw:style-name="gr3" draw:text-style-name="P2" svg:x1="4.971cm" svg:y1="2.731cm" svg:x2="4.994cm" svg:y2="3.646cm"><text:p/></draw:line><draw:ellipse text:anchor-type="paragraph" draw:z-index="122" draw:style-name="gr4" draw:text-style-name="P2" svg:width="0.218cm" svg:height="0.204cm" svg:x="4.875cm" svg:y="3.646cm"><text:p/></draw:ellipse><draw:frame text:anchor-type="paragraph" draw:z-index="123" draw:style-name="gr25" draw:text-style-name="P3" svg:width="1.782cm" svg:height="0.408cm" svg:x="5.14cm" svg:y="3.454cm"><draw:text-box><text:p><text:span text:style-name="T1">corpo_mess</text:span></text:p></draw:text-box></draw:frame><draw:frame text:anchor-type="paragraph" draw:z-index="124" draw:style-name="gr26" draw:text-style-name="P4" svg:width="0.706cm" svg:height="0.329cm" svg:x="2.309cm" svg:y="1.983cm"><draw:text-box><text:p><text:span text:style-name="T2">(1,N)</text:span></text:p></draw:text-box></draw:frame><draw:frame text:anchor-type="paragraph" draw:z-index="125" draw:style-name="gr27" draw:text-style-name="P4" svg:width="0.671cm" svg:height="0.329cm" svg:x="5.775cm" svg:y="1.944cm"><draw:text-box><text:p><text:span text:style-name="T2">(1,1)</text:span></text:p></draw:text-box></draw:frame><draw:frame text:anchor-type="paragraph" draw:z-index="126" draw:style-name="gr21" draw:text-style-name="P4" svg:width="0.944cm" svg:height="0.371cm" svg:x="0.404cm" svg:y="3.646cm"><draw:text-box><text:p><text:span text:style-name="T2">(0,N)</text:span></text:p></draw:text-box></draw:frame><draw:frame text:anchor-type="paragraph" draw:z-index="127" draw:style-name="gr8" draw:text-style-name="P4" svg:width="1.103cm" svg:height="0.329cm" svg:x="7.874cm" svg:y="3.443cm"><draw:text-box><text:p><text:span text:style-name="T2">(0,N)</text:span></text:p></draw:text-box></draw:frame><draw:frame text:anchor-type="paragraph" draw:z-index="128" draw:style-name="gr28" draw:text-style-name="P4" svg:width="0.795cm" svg:height="0.477cm" svg:x="5.925cm" svg:y="8.717cm"><draw:text-box><text:p><text:span text:style-name="T2">(1,N)</text:span></text:p></draw:text-box></draw:frame><draw:frame text:anchor-type="paragraph" draw:z-index="129" draw:style-name="gr29" draw:text-style-name="P4" svg:width="0.715cm" svg:height="0.329cm" svg:x="8.615cm" svg:y="10.181cm"><draw:text-box><text:p><text:span text:style-name="T2">(1,N)</text:span></text:p></draw:text-box></draw:frame><draw:frame text:anchor-type="paragraph" draw:z-index="130" draw:style-name="gr27" draw:text-style-name="P4" svg:width="1.094cm" svg:height="0.329cm" svg:x="19.128cm" svg:y="10.208cm"><draw:text-box><text:p><text:span text:style-name="T2">(1,N)</text:span></text:p></draw:text-box></draw:frame><draw:frame text:anchor-type="paragraph" draw:z-index="131" draw:style-name="gr30" draw:text-style-name="P4" svg:width="0.816cm" svg:height="0.415cm" svg:x="5.5cm" svg:y="13.827cm"><draw:text-box><text:p><text:span text:style-name="T2">(1,N)</text:span></text:p></draw:text-box></draw:frame><draw:frame text:anchor-type="paragraph" draw:z-index="132" draw:style-name="gr5" draw:text-style-name="P4" svg:width="1.13cm" svg:height="0.329cm" svg:x="15.476cm" svg:y="13.959cm"><draw:text-box><text:p><text:span text:style-name="T2">(1,N)</text:span></text:p></draw:text-box></draw:frame><draw:frame text:anchor-type="paragraph" draw:z-index="133" draw:style-name="gr31" draw:text-style-name="P4" svg:width="1.045cm" svg:height="0.336cm" svg:x="13.651cm" svg:y="10.869cm"><draw:text-box><text:p><text:span text:style-name="T2">(1,N)</text:span></text:p></draw:text-box></draw:frame><draw:ellipse text:anchor-type="paragraph" draw:z-index="134" draw:style-name="gr32" draw:text-style-name="P5" svg:width="1.923cm" svg:height="0.477cm" svg:x="8.232cm" svg:y="15.979cm"><text:p text:style-name="P2"><text:span text:style-name="T2">responsabile</text:span></text:p></draw:ellipse><draw:line text:anchor-type="paragraph" draw:z-index="135" draw:style-name="gr3" draw:text-style-name="P2" svg:x1="11.097cm" svg:y1="16.07cm" svg:x2="10.083cm" svg:y2="16.148cm"><text:p/></draw:line><draw:ellipse text:anchor-type="paragraph" draw:z-index="136" draw:style-name="gr4" draw:text-style-name="P2" svg:width="0.218cm" svg:height="0.204cm" svg:x="11.098cm" svg:y="15.958cm"><text:p/></draw:ellipse><draw:line text:anchor-type="paragraph" draw:z-index="137" draw:style-name="gr3" draw:text-style-name="P2" svg:x1="9.974cm" svg:y1="16.07cm" svg:x2="11.098cm" svg:y2="15.733cm"><text:p/></draw:line><draw:ellipse text:anchor-type="paragraph" draw:z-index="138" draw:style-name="gr4" draw:text-style-name="P2" svg:width="0.218cm" svg:height="0.204cm" svg:x="11.098cm" svg:y="15.6cm"><text:p/></draw:ellipse><draw:line text:anchor-type="paragraph" draw:z-index="139" draw:style-name="gr3" draw:text-style-name="P2" svg:x1="10.092cm" svg:y1="16.298cm" svg:x2="11.115cm" svg:y2="16.483cm"><text:p/></draw:line><draw:ellipse text:anchor-type="paragraph" draw:z-index="140" draw:style-name="gr4" draw:text-style-name="P2" svg:width="0.218cm" svg:height="0.204cm" svg:x="11.116cm" svg:y="16.392cm"><text:p/></draw:ellipse><draw:frame text:anchor-type="paragraph" draw:z-index="141" draw:style-name="gr8" draw:text-style-name="P4" svg:width="0.98cm" svg:height="0.329cm" svg:x="11.398cm" svg:y="15.494cm"><draw:text-box><text:p><text:span text:style-name="T2">nome</text:span></text:p></draw:text-box></draw:frame><draw:frame text:anchor-type="paragraph" draw:z-index="142" draw:style-name="gr17" draw:text-style-name="P4" svg:width="1.703cm" svg:height="0.503cm" svg:x="11.398cm" svg:y="15.889cm"><draw:text-box><text:p><text:span text:style-name="T2">cognome</text:span></text:p></draw:text-box></draw:frame><draw:frame text:anchor-type="paragraph" draw:z-index="143" draw:style-name="gr5" draw:text-style-name="P4" svg:width="1.068cm" svg:height="0.329cm" svg:x="11.398cm" svg:y="16.325cm"><draw:text-box><text:p><text:span text:style-name="T2">indirizzo</text:span></text:p></draw:text-box></draw:frame><draw:line text:anchor-type="paragraph" draw:z-index="144" draw:style-name="gr3" draw:text-style-name="P2" svg:x1="9.907cm" svg:y1="16.395cm" svg:x2="10.833cm" svg:y2="16.889cm"><text:p/></draw:line><draw:ellipse text:anchor-type="paragraph" draw:z-index="145" draw:style-name="gr4" draw:text-style-name="P2" svg:width="0.218cm" svg:height="0.204cm" svg:x="10.791cm" svg:y="16.849cm"><text:p/></draw:ellipse><draw:frame text:anchor-type="paragraph" draw:z-index="146" draw:style-name="gr8" draw:text-style-name="P4" svg:width="1.518cm" svg:height="0.329cm" svg:x="11.151cm" svg:y="16.826cm"><draw:text-box><text:p><text:span text:style-name="T2">rec_tel</text:span></text:p></draw:text-box></draw:frame><draw:custom-shape text:anchor-type="paragraph" draw:z-index="147" draw:style-name="gr2" draw:text-style-name="P2" svg:width="3.202cm" svg:height="1.624cm" svg:x="10.818cm" svg:y="2.808cm"><text:p text:style-name="P2">giudizi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48" draw:style-name="gr3" draw:text-style-name="P2" svg:x1="10.819cm" svg:y1="3.621cm" svg:x2="7.552cm" svg:y2="4.916cm"><text:p/></draw:line><draw:line text:anchor-type="paragraph" draw:z-index="149" draw:style-name="gr3" draw:text-style-name="P2" svg:x1="14.02cm" svg:y1="3.627cm" svg:x2="15.86cm" svg:y2="4.837cm"><text:p/></draw:line><draw:frame text:anchor-type="paragraph" draw:z-index="150" draw:style-name="gr33" draw:text-style-name="P4" svg:width="0.89cm" svg:height="0.329cm" svg:x="14.854cm" svg:y="3.747cm"><draw:text-box><text:p><text:span text:style-name="T2">(0,N)</text:span></text:p></draw:text-box></draw:frame><draw:ellipse text:anchor-type="paragraph" draw:z-index="151" draw:style-name="gr4" draw:text-style-name="P2" svg:width="0.218cm" svg:height="0.204cm" svg:x="13.268cm" svg:y="2.18cm"><text:p/></draw:ellipse><draw:frame text:anchor-type="paragraph" draw:z-index="152" draw:style-name="gr34" draw:text-style-name="P4" svg:width="0.724cm" svg:height="0.329cm" svg:x="13.353cm" svg:y="1.852cm"><draw:text-box><text:p><text:span text:style-name="T2">voto</text:span></text:p></draw:text-box></draw:frame><draw:ellipse text:anchor-type="paragraph" draw:z-index="153" draw:style-name="gr4" draw:text-style-name="P2" svg:width="0.218cm" svg:height="0.204cm" svg:x="11.31cm" svg:y="2.196cm"><text:p/></draw:ellipse><draw:frame text:anchor-type="paragraph" draw:z-index="154" draw:style-name="gr27" draw:text-style-name="P4" svg:width="1.262cm" svg:height="0.329cm" svg:x="11.211cm" svg:y="1.72cm"><draw:text-box><text:p><text:span text:style-name="T2">testo</text:span></text:p></draw:text-box></draw:frame><draw:ellipse text:anchor-type="paragraph" draw:z-index="155" draw:style-name="gr7" draw:text-style-name="P2" svg:width="0.218cm" svg:height="0.204cm" svg:x="8.015cm" svg:y="16.094cm"><text:p/></draw:ellipse><draw:ellipse text:anchor-type="paragraph" draw:z-index="112" draw:style-name="gr4" draw:text-style-name="P2" svg:width="0.218cm" svg:height="0.204cm" svg:x="8.123cm" svg:y="12.933cm"><text:p/></draw:ellipse><draw:line text:anchor-type="paragraph" draw:z-index="156" draw:style-name="gr3" draw:text-style-name="P2" svg:x1="15.212cm" svg:y1="10.552cm" svg:x2="14.753cm" svg:y2="10.028cm"><text:p/></draw:line><draw:ellipse text:anchor-type="paragraph" draw:z-index="157" draw:style-name="gr4" draw:text-style-name="P2" svg:width="0.218cm" svg:height="0.204cm" svg:x="14.596cm" svg:y="9.825cm"><text:p/></draw:ellipse><draw:frame text:anchor-type="paragraph" draw:z-index="158" draw:style-name="gr35" draw:text-style-name="P4" svg:width="0.733cm" svg:height="0.329cm" svg:x="13.864cm" svg:y="9.7cm"><draw:text-box><text:p><text:span text:style-name="T2">bene</text:span></text:p></draw:text-box></draw:frame><draw:line text:anchor-type="paragraph" draw:z-index="159" draw:style-name="gr3" draw:text-style-name="P2" svg:x1="15.608cm" svg:y1="10.238cm" svg:x2="15.065cm" svg:y2="9.644cm"><text:p/></draw:line><draw:ellipse text:anchor-type="paragraph" draw:z-index="160" draw:style-name="gr4" draw:text-style-name="P2" svg:width="0.218cm" svg:height="0.204cm" svg:x="14.848cm" svg:y="9.484cm"><text:p/></draw:ellipse><draw:frame text:anchor-type="paragraph" draw:z-index="161" draw:style-name="gr36" draw:text-style-name="P4" svg:width="1.138cm" svg:height="0.329cm" svg:x="13.61cm" svg:y="9.361cm"><draw:text-box><text:p><text:span text:style-name="T2">venditore</text:span></text:p></draw:text-box></draw:frame><draw:line text:anchor-type="paragraph" draw:z-index="162" draw:style-name="gr3" draw:text-style-name="P2" svg:x1="16.059cm" svg:y1="9.917cm" svg:x2="15.565cm" svg:y2="9.287cm"><text:p/></draw:line><draw:ellipse text:anchor-type="paragraph" draw:z-index="163" draw:style-name="gr4" draw:text-style-name="P2" svg:width="0.218cm" svg:height="0.204cm" svg:x="15.434cm" svg:y="9.084cm"><text:p/></draw:ellipse><draw:frame text:anchor-type="paragraph" draw:z-index="164" draw:style-name="gr26" draw:text-style-name="P4" svg:width="1.421cm" svg:height="0.329cm" svg:x="14.771cm" svg:y="8.648cm"><draw:text-box><text:p><text:span text:style-name="T2">quant_bene</text:span></text:p></draw:text-box></draw:frame><draw:line text:anchor-type="paragraph" draw:z-index="165" draw:style-name="gr3" draw:text-style-name="P2" svg:x1="16.8cm" svg:y1="9.362cm" svg:x2="16.8cm" svg:y2="8.688cm"><text:p/></draw:line><draw:ellipse text:anchor-type="paragraph" draw:z-index="166" draw:style-name="gr4" draw:text-style-name="P2" svg:width="0.218cm" svg:height="0.204cm" svg:x="16.686cm" svg:y="8.484cm"><text:p/></draw:ellipse><draw:frame text:anchor-type="paragraph" draw:z-index="167" draw:style-name="gr37" draw:text-style-name="P4" svg:width="1.571cm" svg:height="0.329cm" svg:x="16.958cm" svg:y="8.276cm"><draw:text-box><text:p><text:span text:style-name="T2">prez_unitario</text:span></text:p></draw:text-box></draw:frame><draw:custom-shape text:anchor-type="paragraph" draw:z-index="1" draw:style-name="gr2" draw:text-style-name="P2" svg:width="3.467cm" svg:height="2.647cm" svg:x="15.065cm" svg:y="9.335cm"><text:p text:style-name="P2">Transazion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68" draw:style-name="gr3" draw:text-style-name="P2" svg:x1="17.011cm" svg:y1="9.476cm" svg:x2="17.637cm" svg:y2="8.894cm"><text:p/></draw:line><draw:ellipse text:anchor-type="paragraph" draw:z-index="169" draw:style-name="gr4" draw:text-style-name="P2" svg:width="0.218cm" svg:height="0.204cm" svg:x="17.584cm" svg:y="8.691cm"><text:p/></draw:ellipse><draw:frame text:anchor-type="paragraph" draw:z-index="170" draw:style-name="gr37" draw:text-style-name="P4" svg:width="1.932cm" svg:height="0.329cm" svg:x="17.875cm" svg:y="8.604cm"><draw:text-box><text:p><text:span text:style-name="T2">unità_mis_bene</text:span></text:p></draw:text-box></draw:frame><draw:line text:anchor-type="paragraph" draw:z-index="171" draw:style-name="gr3" draw:text-style-name="P2" svg:x1="17.311cm" svg:y1="9.723cm" svg:x2="17.874cm" svg:y2="9.22cm"><text:p/></draw:line><draw:ellipse text:anchor-type="paragraph" draw:z-index="172" draw:style-name="gr4" draw:text-style-name="P2" svg:width="0.218cm" svg:height="0.204cm" svg:x="17.873cm" svg:y="9.058cm"><text:p/></draw:ellipse><draw:frame text:anchor-type="paragraph" draw:z-index="173" draw:style-name="gr38" draw:text-style-name="P4" svg:width="1.968cm" svg:height="0.329cm" svg:x="18.202cm" svg:y="8.932cm"><draw:text-box><text:p><text:span text:style-name="T2">gruppo_acquisto</text:span></text:p></draw:text-box></draw:frame><draw:line text:anchor-type="paragraph" draw:z-index="174" draw:style-name="gr3" draw:text-style-name="P2" svg:x1="17.655cm" svg:y1="9.996cm" svg:x2="18.142cm" svg:y2="9.564cm"><text:p/></draw:line><draw:ellipse text:anchor-type="paragraph" draw:z-index="175" draw:style-name="gr4" draw:text-style-name="P2" svg:width="0.218cm" svg:height="0.204cm" svg:x="18.142cm" svg:y="9.423cm"><text:p/></draw:ellipse><draw:frame text:anchor-type="paragraph" draw:z-index="176" draw:style-name="gr37" draw:text-style-name="P4" svg:width="2.673cm" svg:height="0.329cm" svg:x="18.44cm" svg:y="9.335cm"><draw:text-box><text:p><text:span text:style-name="T2">centro_raccolta</text:span></text:p></draw:text-box></draw:frame><draw:line text:anchor-type="paragraph" draw:z-index="177" draw:style-name="gr3" draw:text-style-name="P2" svg:x1="17.963cm" svg:y1="10.217cm" svg:x2="18.256cm" svg:y2="9.97cm"><text:p/></draw:line><draw:ellipse text:anchor-type="paragraph" draw:z-index="178" draw:style-name="gr4" draw:text-style-name="P2" svg:width="0.218cm" svg:height="0.204cm" svg:x="18.256cm" svg:y="9.807cm"><text:p/></draw:ellipse><draw:frame text:anchor-type="paragraph" draw:z-index="179" draw:style-name="gr23" draw:text-style-name="P4" svg:width="1.773cm" svg:height="0.329cm" svg:x="18.531cm" svg:y="9.663cm"><draw:text-box><text:p><text:span text:style-name="T2">data_consegna</text:span></text:p></draw:text-box></draw:frame><draw:line text:anchor-type="paragraph" draw:z-index="180" draw:style-name="gr3" draw:text-style-name="P2" svg:x1="15.132cm" svg:y1="11.637cm" svg:x2="15.601cm" svg:y2="11.081cm"><text:p/></draw:line><draw:ellipse text:anchor-type="paragraph" draw:z-index="181" draw:style-name="gr4" draw:text-style-name="P2" svg:width="0.218cm" svg:height="0.204cm" svg:x="14.968cm" svg:y="11.592cm"><text:p/></draw:ellipse><draw:ellipse text:anchor-type="paragraph" draw:z-index="182" draw:style-name="gr32" draw:text-style-name="P5" svg:width="1.193cm" svg:height="0.322cm" svg:x="16.655cm" svg:y="12.293cm"><text:p text:style-name="P2"><text:span text:style-name="T2">offerta</text:span></text:p></draw:ellipse><draw:line text:anchor-type="paragraph" draw:z-index="183" draw:style-name="gr3" draw:text-style-name="P2" svg:x1="18.432cm" svg:y1="12.354cm" svg:x2="17.803cm" svg:y2="12.406cm"><text:p/></draw:line><draw:circle text:anchor-type="paragraph" draw:z-index="184" draw:style-name="gr4" draw:text-style-name="P2" svg:width="0.137cm" svg:height="0.137cm" svg:x="18.433cm" svg:y="12.278cm"><text:p/></draw:circle><draw:line text:anchor-type="paragraph" draw:z-index="185" draw:style-name="gr3" draw:text-style-name="P2" svg:x1="17.735cm" svg:y1="12.354cm" svg:x2="18.432cm" svg:y2="12.127cm"><text:p/></draw:line><draw:ellipse text:anchor-type="paragraph" draw:z-index="186" draw:style-name="gr4" draw:text-style-name="P2" svg:width="0.137cm" svg:height="0.138cm" svg:x="18.433cm" svg:y="12.037cm"><text:p/></draw:ellipse><draw:line text:anchor-type="paragraph" draw:z-index="187" draw:style-name="gr3" draw:text-style-name="P2" svg:x1="17.808cm" svg:y1="12.507cm" svg:x2="18.443cm" svg:y2="12.632cm"><text:p/></draw:line><draw:ellipse text:anchor-type="paragraph" draw:z-index="188" draw:style-name="gr4" draw:text-style-name="P2" svg:width="0.135cm" svg:height="0.137cm" svg:x="18.445cm" svg:y="12.571cm"><text:p/></draw:ellipse><draw:frame text:anchor-type="paragraph" draw:z-index="189" draw:style-name="gr38" draw:text-style-name="P4" svg:width="2.211cm" svg:height="0.329cm" svg:x="18.62cm" svg:y="11.813cm"><draw:text-box><text:p><text:span text:style-name="T2">quant_bene_offerta</text:span></text:p></draw:text-box></draw:frame><draw:frame text:anchor-type="paragraph" draw:z-index="190" draw:style-name="gr10" draw:text-style-name="P4" svg:width="1.444cm" svg:height="0.364cm" svg:x="18.62cm" svg:y="12.525cm"><draw:text-box><text:p><text:span text:style-name="T2">scad_offerta</text:span></text:p></draw:text-box></draw:frame><draw:frame text:anchor-type="paragraph" draw:z-index="191" draw:style-name="gr39" draw:text-style-name="P4" svg:width="2.472cm" svg:height="0.329cm" svg:x="18.673cm" svg:y="12.16cm"><draw:text-box><text:p><text:span text:style-name="T2">prezzo_complessivo</text:span></text:p></draw:text-box></draw:frame><draw:line text:anchor-type="paragraph" draw:z-index="192" draw:style-name="gr3" draw:text-style-name="P2" svg:x1="17.099cm" svg:y1="12.293cm" svg:x2="17.03cm" svg:y2="11.813cm"><text:p/></draw:line><draw:frame text:anchor-type="paragraph" draw:z-index="193" draw:style-name="gr24" draw:text-style-name="P4" svg:width="3.052cm" svg:height="0.329cm" svg:x="12.725cm" svg:y="11.837cm"><draw:text-box><text:p><text:span text:style-name="T2">data_creaz_grup_acquisto</text:span></text:p></draw:text-box></draw:frame><draw:line text:anchor-type="paragraph" draw:z-index="194" draw:style-name="gr3" draw:text-style-name="P2" svg:x1="11.017cm" svg:y1="11.84cm" svg:x2="11.017cm" svg:y2="11.187cm"><text:p/></draw:line><draw:ellipse text:anchor-type="paragraph" draw:z-index="195" draw:style-name="gr7" draw:text-style-name="P2" svg:width="0.218cm" svg:height="0.204cm" svg:x="10.91cm" svg:y="11.848cm"><text:p/></draw:ellipse><draw:frame text:anchor-type="paragraph" draw:z-index="196" draw:style-name="gr40" draw:text-style-name="P3" svg:width="0.327cm" svg:height="0.408cm" svg:x="11.208cm" svg:y="11.719cm"><draw:text-box><text:p><text:span text:style-name="T1">id</text:span></text:p></draw:text-box></draw:frame><draw:line text:anchor-type="paragraph" draw:z-index="197" draw:style-name="gr3" draw:text-style-name="P2" svg:x1="16.494cm" svg:y1="9.547cm" svg:x2="16.494cm" svg:y2="7.642cm"><text:p/></draw:line><draw:line text:anchor-type="paragraph" draw:z-index="198" draw:style-name="gr3" draw:text-style-name="P2" svg:x1="19.51cm" svg:y1="7.642cm" svg:x2="22.584cm" svg:y2="13.865cm"><text:p/></draw:line><draw:frame text:anchor-type="paragraph" draw:z-index="199" draw:style-name="gr29" draw:text-style-name="P4" svg:width="0.715cm" svg:height="0.329cm" svg:x="9.267cm" svg:y="4.36cm"><draw:text-box><text:p><text:span text:style-name="T2">(0,2)</text:span></text:p></draw:text-box></draw:frame><draw:frame text:anchor-type="paragraph" draw:z-index="200" draw:style-name="gr29" draw:text-style-name="P4" svg:width="0.715cm" svg:height="0.329cm" svg:x="22.214cm" svg:y="12.377cm"><draw:text-box><text:p><text:span text:style-name="T2">(1,N)</text:span></text:p></draw:text-box></draw:frame><draw:frame text:anchor-type="paragraph" draw:z-index="201" draw:style-name="gr29" draw:text-style-name="P4" svg:width="0.715cm" svg:height="0.329cm" svg:x="2.768cm" svg:y="10.34cm"><draw:text-box><text:p><text:span text:style-name="T2">(1,N)</text:span></text:p></draw:text-box></draw:frame><draw:frame text:anchor-type="paragraph" draw:z-index="202" draw:style-name="gr29" draw:text-style-name="P4" svg:width="0.715cm" svg:height="0.329cm" svg:x="15.78cm" svg:y="8.038cm"><draw:text-box><text:p><text:span text:style-name="T2">(1,N)</text:span></text:p></draw:text-box></draw:frame><draw:line text:anchor-type="paragraph" draw:z-index="203" draw:style-name="gr3" draw:text-style-name="P2" svg:x1="11.527cm" svg:y1="2.399cm" svg:x2="11.866cm" svg:y2="3.03cm"><text:p/></draw:line><draw:line text:anchor-type="paragraph" draw:z-index="204" draw:style-name="gr3" draw:text-style-name="P2" svg:x1="13.374cm" svg:y1="2.383cm" svg:x2="12.937cm" svg:y2="3.057cm"><text:p/></draw:line><draw:frame text:anchor-type="paragraph" draw:z-index="205" draw:style-name="gr41" draw:text-style-name="P4" svg:width="0.745cm" svg:height="0.431cm" svg:x="2.459cm" svg:y="0.887cm"><draw:text-box><text:p><text:span text:style-name="T2">(1,N)</text:span></text:p></draw:text-box></draw:frame><draw:rect text:anchor-type="paragraph" draw:z-index="206" draw:style-name="gr1" draw:text-style-name="P2" svg:width="2.289cm" svg:height="0.874cm" svg:x="19.729cm" svg:y="1.162cm"><text:p text:style-name="P2">Bene</text:p></draw:rect><draw:line text:anchor-type="paragraph" draw:z-index="207" draw:style-name="gr3" draw:text-style-name="P2" svg:x1="18.385cm" svg:y1="3.985cm" svg:x2="17.854cm" svg:y2="4.837cm"><text:p/></draw:line><draw:custom-shape text:anchor-type="paragraph" draw:z-index="208" draw:style-name="gr2" draw:text-style-name="P2" svg:width="3.202cm" svg:height="1.624cm" svg:x="16.792cm" svg:y="2.344cm"><text:p text:style-name="P2">categori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09" draw:style-name="gr3" draw:text-style-name="P2" svg:x1="19.729cm" svg:y1="1.813cm" svg:x2="18.399cm" svg:y2="2.344cm"><text:p/></draw:line><draw:line text:anchor-type="paragraph" draw:z-index="210" draw:style-name="gr3" draw:text-style-name="P2" svg:x1="22.016cm" svg:y1="1.357cm" svg:x2="23.071cm" svg:y2="1.357cm"><text:p/></draw:line><draw:ellipse text:anchor-type="paragraph" draw:z-index="211" draw:style-name="gr7" draw:text-style-name="P2" svg:width="0.218cm" svg:height="0.204cm" svg:x="23.075cm" svg:y="1.259cm"><text:p/></draw:ellipse><draw:frame text:anchor-type="paragraph" draw:z-index="212" draw:style-name="gr42" draw:text-style-name="P3" svg:width="1.435cm" svg:height="0.452cm" svg:x="23.433cm" svg:y="1.175cm"><draw:text-box><text:p><text:span text:style-name="T1">id_bene</text:span></text:p></draw:text-box></draw:frame><draw:frame text:anchor-type="paragraph" draw:z-index="213" draw:style-name="gr43" draw:text-style-name="P4" svg:width="0.883cm" svg:height="0.329cm" svg:x="18.23cm" svg:y="4.184cm"><draw:text-box><text:p><text:span text:style-name="T2">(0,2)</text:span></text:p></draw:text-box></draw:frame><draw:frame text:anchor-type="paragraph" draw:z-index="214" draw:style-name="gr43" draw:text-style-name="P4" svg:width="0.606cm" svg:height="0.329cm" svg:x="18.496cm" svg:y="1.681cm"><draw:text-box><text:p><text:span text:style-name="T2">(1,1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gor </meta:initial-creator>
    <meta:creation-date>2013-02-12T15:43:41</meta:creation-date>
    <dc:date>2013-02-27T21:06:55</dc:date>
    <dc:creator>dargor </dc:creator>
    <meta:editing-duration>PT2H28M53S</meta:editing-duration>
    <meta:editing-cycles>73</meta:editing-cycles>
    <meta:generator>LibreOffice/3.5$Linux_x86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